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2" style:family="paragraph" style:parent-style-name="Standard">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3" style:family="paragraph" style:parent-style-name="Standard">
      <style:paragraph-properties fo:margin-top="0in" fo:margin-bottom="0.0693in" loext:contextual-spacing="true" fo:line-height="100%" fo:orphans="0" fo:widows="0"/>
      <style:text-properties style:font-name="Times" fo:font-size="12pt" fo:font-weight="normal" officeooo:rsid="00225ae9" officeooo:paragraph-rsid="00225ae9" style:font-name-asian="Times1" style:font-size-asian="12pt" style:font-weight-asian="normal" style:font-name-complex="Times1" style:font-size-complex="12pt" style:font-weight-complex="normal"/>
    </style:style>
    <style:style style:name="P4"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362aa" style:font-name-asian="Times1" style:font-size-asian="12pt" style:font-weight-asian="normal" style:font-name-complex="Times1" style:font-size-complex="12pt" style:font-weight-complex="normal"/>
    </style:style>
    <style:style style:name="P5"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4e555" style:font-name-asian="Times1" style:font-size-asian="12pt" style:font-weight-asian="normal" style:font-name-complex="Times1" style:font-size-complex="12pt" style:font-weight-complex="normal"/>
    </style:style>
    <style:style style:name="P6"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274836" style:font-name-asian="Times1" style:font-size-asian="12pt" style:font-weight-asian="normal" style:font-name-complex="Times1" style:font-size-complex="12pt" style:font-weight-complex="normal"/>
    </style:style>
    <style:style style:name="P7" style:family="paragraph" style:parent-style-name="Standard" style:list-style-name="WWNum1" style:master-page-name="Standard">
      <style:paragraph-properties fo:margin-top="0in" fo:margin-bottom="0.0693in" loext:contextual-spacing="true" fo:line-height="100%" fo:orphans="0" fo:widows="0" style:page-number="1"/>
      <style:text-properties style:font-name="Times" fo:font-size="12pt" fo:font-weight="bold" officeooo:paragraph-rsid="00225ae9" style:font-name-asian="Times1" style:font-size-asian="12pt" style:font-weight-asian="bold" style:font-name-complex="Times1" style:font-size-complex="12pt"/>
    </style:style>
    <style:style style:name="P8" style:family="paragraph" style:parent-style-name="Standard">
      <style:paragraph-properties fo:margin-top="0in" fo:margin-bottom="0.0693in" loext:contextual-spacing="true" fo:line-height="100%" fo:orphans="0" fo:widows="0" fo:padding-left="0in" fo:padding-right="0in" fo:padding-top="0in" fo:padding-bottom="0.0291in" fo:border-left="none" fo:border-right="none" fo:border-top="none" fo:border-bottom="0.06pt solid #000000" style:join-border="false"/>
      <style:text-properties style:font-name="Times" fo:font-size="12pt" fo:font-weight="normal" officeooo:rsid="00225ae9" officeooo:paragraph-rsid="00225ae9" style:font-name-asian="Times1" style:font-size-asian="12pt" style:font-weight-asian="normal" style:font-name-complex="Times1" style:font-size-complex="12pt" style:font-weight-complex="normal"/>
    </style:style>
    <style:style style:name="T1" style:family="text">
      <style:text-properties officeooo:rsid="00201c90"/>
    </style:style>
    <style:style style:name="T2" style:family="text">
      <style:text-properties officeooo:rsid="002362aa"/>
    </style:style>
    <style:style style:name="T3" style:family="text">
      <style:text-properties officeooo:rsid="00240cf6"/>
    </style:style>
    <style:style style:name="T4" style:family="text">
      <style:text-properties officeooo:rsid="0024e555"/>
    </style:style>
    <style:style style:name="T5" style:family="text">
      <style:text-properties officeooo:rsid="002748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266465" text:style-name="WWNum1">
        <text:list-item>
          <text:p text:style-name="P7">Constructing Hand UI Model</text:p>
          <text:list>
            <text:list-item>
              <text:p text:style-name="P1">Basic 3D Modelling</text:p>
            </text:list-item>
            <text:list-item>
              <text:p text:style-name="P1">Set Location Method</text:p>
            </text:list-item>
            <text:list-item>
              <text:p text:style-name="P1"><text:span text:style-name="T1">Concurrency</text:span></text:p>
            </text:list-item>
          </text:list>
        </text:list-item>
      </text:list>
      <text:p text:style-name="P2"/>
      <text:p text:style-name="P8"/>
      <text:p text:style-name="P3"/>
      <text:p text:style-name="P3">The Leap Motion device only records numerical data about the hand and finger positions. Constructing a graphical representation of the hand was done using basic 3D geometric classes provided by the JavaFx library. <text:span text:style-name="T2">The figure below shows the bones and joints of the hand for which the Leap Motion sensor records data. </text:span></text:p>
      <text:p text:style-name="P4">[handBones figure]</text:p>
      <text:p text:style-name="P4"/>
      <text:p text:style-name="P5">The Leap Motion Java API’s Hand class contains <text:span text:style-name="T3">all the possible functions one might need to use when gaining more information about the heirarchical structure of this Java object. For example, given a Hand class object “hand”, we can access the fingers objects for this hand via “hand.fingers()”. </text:span><text:s/><text:span text:style-name="T4">Each Finger object contains four Bone objects which are indexed from 0-3. </text:span>The Bone class does contain an Enum Type that allows one to easily access them via their anatomical name<text:span text:style-name="T4">s (distal, intermediate, proximal, metacarpal) </text:span>rather than just using a <text:span text:style-name="T4">numerical index</text:span>. <text:span text:style-name="T5">In abstract terms, the Bone object is a vector of sorts and the ends of this bone vector represent the joints at which the bone attaches to its neigboring bones. These “joints” can be accessed via the prevJoint and nextJoint methods which respectively return a vector position of the Bone closer to the wrist and of the Bone object endpoint closer to the tip of the finger. A Hand object is only valid if it detected by the Leap Motion device to be a physical object; it can not be constructed via code. A empty Hand object code will be invalid. The information contained within a valid Hand object read in from the device is Read Only and can not be changed or updated. </text:span></text:p>
      <text:p text:style-name="P5"/>
      <text:p text:style-name="P6">Using the above described heirarchical and numerical anatomical structure of the Hand, a graphical model was built. This model is contained inside the UIHand_Simple Java cla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dc:date>2017-08-10T09:56:08.590000000</dc:date>
    <meta:editing-duration>PT2H19M54S</meta:editing-duration>
    <meta:editing-cycles>12</meta:editing-cycles>
    <meta:document-statistic meta:table-count="0" meta:image-count="0" meta:object-count="0" meta:page-count="1" meta:paragraph-count="8" meta:word-count="309" meta:character-count="1830" meta:non-whitespace-character-count="1529"/>
  </office:meta>
</office:document-meta>
</file>